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F6E6129E.png" manifest:media-type="image/png"/>
  <manifest:file-entry manifest:full-path="Pictures/100000000000000800000008410B629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fill="solid" draw:fill-color="#ffffff" draw:opacity="100%" draw:textarea-horizontal-align="justify" draw:textarea-vertical-align="middle" draw:auto-grow-height="false" fo:min-height="20.705cm" fo:min-width="37.981cm" draw:shadow-opacity="100%" loext:decorative="false"/>
    </style:style>
    <style:style style:name="gr2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color="#000000" draw:marker-end="Arrowheads_20_12" draw:marker-end-width="0.3cm" draw:fill="gradient" loext:decorative="false"/>
    </style:style>
    <style:style style:name="gr19" style:family="graphic" style:parent-style-name="objectwithoutfill">
      <style:graphic-properties svg:stroke-color="#000000" draw:marker-end="Arrowheads_20_13" draw:marker-end-width="0.3cm" draw:fill="gradient" loext:decorative="false"/>
    </style:style>
    <style:style style:name="gr20" style:family="graphic" style:parent-style-name="objectwithoutfill">
      <style:graphic-properties svg:stroke-color="#000000" draw:fill="gradient" loext:decorative="false"/>
    </style:style>
    <style:style style:name="gr21" style:family="graphic" style:parent-style-name="standard">
      <style:graphic-properties draw:stroke="none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04cm" fo:min-width="8.058cm" loext:decorative="false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draw:marker-start="Half_20_Circle" draw:marker-end="Half_20_Circle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87cm" fo:min-width="24.189cm" loext:decorative="false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6" style:family="graphic" style:parent-style-name="objectwithoutfill">
      <style:graphic-properties svg:stroke-color="#000000" draw:marker-end="" draw:marker-end-width="0.3cm" draw:fill="none" draw:textarea-vertical-align="middle" loext:decorative="false"/>
    </style:style>
    <style:style style:name="gr2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2" style:family="graphic" style:parent-style-name="objectwithoutfill">
      <style:graphic-properties draw:stroke="solid" draw:stroke-dash="Long_20_Dash_20__28_Rounded_29_" svg:stroke-color="#000000" draw:marker-end="Arrowheads_20_33" draw:marker-end-width="0.3cm" svg:stroke-linecap="round" draw:fill="none" draw:textarea-vertical-align="middle" loext:decorative="false"/>
    </style:style>
    <style:style style:name="gr3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000000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77cm" fo:min-width="0.262cm" loext:decorative="false"/>
    </style:style>
    <style:style style:name="gr35" style:family="graphic" style:parent-style-name="standard">
      <style:graphic-properties svg:stroke-color="#000000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78cm" fo:min-width="0.262cm" loext:decorative="false"/>
    </style:style>
    <style:style style:name="gr3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1" style:family="graphic" style:parent-style-name="objectwithoutfill">
      <style:graphic-properties svg:stroke-color="#000000" draw:marker-end="Arrow" draw:marker-end-width="0.305cm" draw:fill="none" draw:textarea-vertical-align="middle" loext:decorative="false"/>
    </style:style>
    <style:style style:name="gr42" style:family="graphic" style:parent-style-name="objectwithoutfill">
      <style:graphic-properties svg:stroke-color="#000000" draw:marker-end="Arrow" draw:marker-end-width="0.3cm" draw:fill="none" draw:textarea-vertical-align="middle" loext:decorative="false"/>
    </style:style>
    <style:style style:name="gr4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6" style:family="graphic" style:parent-style-name="objectwithoutfill">
      <style:graphic-properties svg:stroke-color="#000000" draw:fill="none" draw:textarea-vertical-align="middle" loext:decorative="false"/>
    </style:style>
    <style:style style:name="gr4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middle" draw:auto-grow-height="false" fo:min-height="1.344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P1" style:family="paragraph">
      <loext:graphic-properties draw:fill="solid" draw:fill-color="#ffffff" draw:opacity="100%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7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8" style:family="paragraph">
      <loext:graphic-properties draw:fill="bitmap" draw:fill-color="#dddddd" draw:fill-hatch-solid="false" draw:fill-image-name="Bitmap_20_11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4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6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7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8" style:family="paragraph">
      <loext:graphic-properties draw:fill="gradient"/>
      <style:paragraph-properties fo:text-align="center"/>
    </style:style>
    <style:style style:name="P19" style:family="paragraph">
      <loext:graphic-properties draw:fill="hatch" draw:fill-color="#f7d1d5" draw:fill-hatch-name="Red_20_90_20_Degrees_20_Crossed_20_13" draw:fill-hatch-solid="true" style:repeat="repeat"/>
      <style:paragraph-properties fo:text-align="center"/>
    </style:style>
    <style:style style:name="P20" style:family="paragraph">
      <loext:graphic-properties draw:fill="hatch" draw:fill-color="#b4c7dc" draw:fill-hatch-name="Red_20_90_20_Degrees_20_Crossed_20_10" draw:fill-hatch-solid="true" style:repeat="repeat"/>
      <style:paragraph-properties fo:text-align="center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3" style:family="paragraph">
      <loext:graphic-properties draw:fill="hatch" draw:fill-color="#b4c7dc" draw:gradient-step-count="0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6" style:family="paragraph">
      <style:paragraph-properties fo:margin-left="0cm" fo:margin-right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8" style:family="paragraph"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9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0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1" style:family="paragraph">
      <loext:graphic-properties draw:fill="none" draw:fill-color="#b4c7dc" draw:gradient-step-count="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2" style:family="paragraph">
      <loext:graphic-properties draw:fill="bitmap" draw:fill-color="#dddddd" draw:gradient-step-count="0" draw:fill-hatch-solid="false" draw:fill-image-name="Bitmap_20_23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T1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Noto Sans CJK SC" style:font-size-asian="12pt" style:language-asian="en" style:country-asian="US" style:font-style-asian="normal" style:font-weight-asian="bold" style:font-name-complex="Lohit Devanagar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font-name="Liberation Sans" fo:font-size="14pt" fo:language="en" fo:country="US" fo:font-style="normal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600"/>
    </style:style>
    <style:style style:name="T5" style:family="text">
      <style:text-properties fo:color="#000000" loext:opacity="100%" style:font-name="Liberation Sans" fo:font-size="14pt" fo:language="en" fo:country="US" fo:font-style="italic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8.481cm" svg:height="20.955cm" svg:x="-0.524cm" svg:y="-0.3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8cm" svg:height="4.801cm" svg:x="31.658cm" svg:y="2.398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258cm" svg:height="4.808cm" svg:x="0.586cm" svg:y="2.3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7.631cm" svg:height="0.854cm" svg:x="14.911cm" svg:y="5.015cm">
          <text:list text:style-name="L3">
            <text:list-header>
              <text:p text:style-name="P4"><text:span text:style-name="T1">3. Placeholder 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7" draw:layer="layout" svg:width="5.258cm" svg:height="1.601cm" svg:x="0.594cm" svg:y="14.1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5.258cm" svg:height="1.601cm" svg:x="31.664cm" svg:y="14.179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6"><text:span text:style-name="T1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5.815cm" svg:height="1.447cm" svg:x="1.605cm" svg:y="10.095cm">
          <text:list text:style-name="L3">
            <text:list-item>
              <text:p text:style-name="P9"><text:span text:style-name="T2">2. P</text:span><text:span text:style-name="T1">laceholder message</text:span></text:p>
            </text:list-item>
            <text:list-item>
              <text:p text:style-name="P9"><text:span text:style-name="T1">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12" draw:layer="layout" svg:width="5.258cm" svg:height="6.166cm" svg:x="10.969cm" svg:y="9.5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3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xml:id="id1" draw:id="id1" draw:layer="layout" svg:width="1.702cm" svg:height="0.61cm" svg:x="12.811cm" svg:y="14.6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a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4.953cm" svg:height="1.479cm" svg:x="0.74cm" svg:y="3.113cm">
          <text:list text:style-name="L3">
            <text:list-header>
              <text:p text:style-name="P13"><text:span text:style-name="T1">Email Address</text:span></text:p>
              <text:p text:style-name="P15"><text:span text:style-name="T4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4.953cm" svg:height="1.479cm" svg:x="31.812cm" svg:y="3.113cm">
          <text:list text:style-name="L3">
            <text:list-header>
              <text:p text:style-name="P13"><text:span text:style-name="T1">Email Address</text:span></text:p>
              <text:p text:style-name="P15"><text:span text:style-name="T4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4.65cm" svg:height="3.819cm" svg:x="16.39cm" svg:y="9.437cm">
          <text:list text:style-name="L3">
            <text:list-header>
              <text:p text:style-name="P4"><text:span text:style-name="T1">5. </text:span><text:span text:style-name="T3">POST</text:span><text:span text:style-name="T1"> </text:span><text:span text:style-name="T5">challenge</text:span></text:p>
            </text:list-header>
            <text:list-item>
              <text:p text:style-name="P4"><text:span text:style-name="T3">return</text:span></text:p>
            </text:list-item>
            <text:list-item>
              <text:p text:style-name="P4"><text:span text:style-name="T3">permission ticket</text:span></text:p>
            </text:list-item>
            <text:list-item>
              <text:p text:style-name="P4"><text:span text:style-name="T3"/></text:p>
            </text:list-item>
            <text:list-item>
              <text:p text:style-name="P4"><text:span text:style-name="T1">6. </text:span><text:span text:style-name="T3">GET</text:span><text:span text:style-name="T1"> </text:span><text:span text:style-name="T5">response</text:span></text:p>
            </text:list-item>
            <text:list-item>
              <text:p text:style-name="P9"><text:span text:style-name="T1">and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5" draw:layer="layout" svg:width="5.209cm" svg:height="2.04cm" svg:x="5.852cm" svg:y="12.716cm">
          <text:list text:style-name="L3">
            <text:list-header>
              <text:p text:style-name="P4"><text:span text:style-name="T1">1. </text:span><text:span text:style-name="T3">POST</text:span><text:span text:style-name="T1"> resources</text:span></text:p>
            </text:list-header>
            <text:list-item>
              <text:p text:style-name="P4"><text:span text:style-name="T1"><text:s/></text:span><text:span text:style-name="T1">return</text:span></text:p>
            </text:list-item>
            <text:list-item>
              <text:p text:style-name="P4"><text:span text:style-name="T1">placeholder message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5" draw:layer="layout" svg:width="4.379cm" svg:height="0.854cm" svg:x="26.873cm" svg:y="13.934cm">
          <text:list text:style-name="L3">
            <text:list-header>
              <text:p text:style-name="P4"><text:span text:style-name="T1">7. </text:span><text:span text:style-name="T3">GET</text:span><text:span text:style-name="T1"> resource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7" draw:layer="layout" svg:width="5.258cm" svg:height="6.166cm" svg:x="21.185cm" svg:y="9.5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9"><text:span text:style-name="T1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5.815cm" svg:height="1.447cm" svg:x="27.911cm" svg:y="11.63cm">
          <text:list text:style-name="L3">
            <text:list-header>
              <text:p text:style-name="P4"><text:span text:style-name="T1">4. Placeholder message</text:span></text:p>
            </text:list-header>
            <text:list-item>
              <text:p text:style-name="P4"><text:span text:style-name="T1">delivery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14" xml:id="id2" draw:id="id2" draw:layer="layout" svg:width="1.702cm" svg:height="0.61cm" svg:x="22.946cm" svg:y="14.6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r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8" draw:layer="layout" draw:type="line" svg:x1="14.513cm" svg:y1="14.844cm" svg:x2="22.946cm" svg:y2="15.153cm" draw:start-shape="id1" draw:start-glue-point="9" draw:end-shape="id2" draw:end-glue-point="5" svg:d="M14513 14844l8433 309" svg:viewBox="0 0 8434 310">
          <text:p/>
        </draw:connector>
        <draw:connector draw:style-name="gr19" draw:text-style-name="P18" draw:layer="layout" draw:type="line" svg:x1="24.648cm" svg:y1="14.996cm" svg:x2="31.817cm" svg:y2="15.144cm" draw:start-shape="id2" draw:start-glue-point="1" draw:end-shape="id3" draw:end-glue-point="7" svg:d="M24648 14996l7169 148" svg:viewBox="0 0 7170 149">
          <text:p/>
        </draw:connector>
        <draw:connector draw:style-name="gr20" draw:text-style-name="P18" draw:layer="layout" draw:type="line" svg:x1="21.312cm" svg:y1="13.157cm" svg:x2="14.513cm" svg:y2="14.844cm" draw:start-shape="id4" draw:start-glue-point="3" draw:end-shape="id1" draw:end-glue-point="9" svg:d="M21312 13157l-6799 1687" svg:viewBox="0 0 6800 1688">
          <text:p/>
        </draw:connector>
        <draw:custom-shape draw:style-name="gr21" draw:text-style-name="P19" draw:layer="layout" svg:width="9.436cm" svg:height="1.334cm" svg:x="13.816cm" svg:y="6.9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5" draw:layer="layout" svg:width="6.53cm" svg:height="0.854cm" svg:x="15.585cm" svg:y="7.178cm">
          <text:list text:style-name="L3">
            <text:list-item>
              <text:p text:style-name="P9"><text:span text:style-name="T1">DPoP-based authenticat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20" draw:layer="layout" svg:width="25.408cm" svg:height="1.435cm" svg:x="6.072cm" svg:y="3.155cm">
          <text:p/>
          <draw:enhanced-geometry svg:viewBox="0 0 21600 21600" draw:text-areas="0 ?f0 ?f5 ?f2" draw:type="right-arrow" draw:modifiers="20406.9193144311 5259.880239520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5" draw:layer="layout" svg:width="8.482cm" svg:height="0.854cm" svg:x="14.453cm" svg:y="3.443cm">
          <text:list text:style-name="L3">
            <text:list-header>
              <text:p text:style-name="P4"><text:span text:style-name="T1">DKIM or DPoP-based authentic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5" draw:layer="layout" svg:width="8.224cm" svg:height="0.854cm" svg:x="28.801cm" svg:y="18.114cm">
          <text:list text:style-name="L3">
            <text:list-header>
              <text:p text:style-name="P4"><text:span text:style-name="T1">Resource Handling Agent</text:span><text:span text:style-name="T1"><text:tab/></text:span><text:span text:style-name="T1">(RHA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6" draw:text-style-name="P21" draw:layer="layout" draw:type="line" svg:x1="31.817cm" svg:y1="14.845cm" svg:x2="24.648cm" svg:y2="14.996cm" draw:start-shape="id3" draw:start-glue-point="6" draw:end-shape="id2" draw:end-glue-point="1" svg:d="M31817 14845l-7169 151" svg:viewBox="0 0 7170 152">
          <text:p/>
        </draw:connector>
        <draw:custom-shape draw:style-name="gr27" draw:text-style-name="P22" xml:id="id4" draw:id="id4" draw:layer="layout" svg:width="1.702cm" svg:height="0.61cm" svg:x="21.312cm" svg:y="12.852cm">
          <text:list text:style-name="L3">
            <text:list-item>
              <text:p text:style-name="P2"><text:span text:style-name="T1">RF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9.523cm" svg:height="0.854cm" svg:x="18.501cm" svg:y="18.098cm">
          <text:list text:style-name="L3">
            <text:list-item>
              <text:p text:style-name="P9"><text:span text:style-name="T1">Message Submission Agent</text:span><text:span text:style-name="T1"><text:tab/>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" draw:text-style-name="P5" draw:layer="layout" svg:width="9.549cm" svg:height="0.854cm" svg:x="18.516cm" svg:y="17.429cm">
          <text:list text:style-name="L3">
            <text:list-item>
              <text:p text:style-name="P9"><text:span text:style-name="T1">Mail User Agent</text:span><text:span text:style-name="T1"><text:tab/>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23" xml:id="id6" draw:id="id6" draw:layer="layout" svg:width="1.702cm" svg:height="0.61cm" svg:x="0.717cm" svg:y="5.6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h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3" xml:id="id11" draw:id="id11" draw:layer="layout" svg:width="1.702cm" svg:height="0.61cm" svg:x="3.972cm" svg:y="5.6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21" draw:layer="layout" draw:type="line" svg:x1="1.568cm" svg:y1="14.687cm" svg:x2="1.568cm" svg:y2="6.245cm" draw:start-shape="id5" draw:start-glue-point="0" draw:end-shape="id6" draw:end-glue-point="2" svg:d="M1568 14687v-8442" svg:viewBox="0 0 1 8443">
          <text:p/>
        </draw:connector>
        <draw:custom-shape draw:style-name="gr33" draw:text-style-name="P22" xml:id="id8" draw:id="id8" draw:layer="layout" svg:width="1.702cm" svg:height="0.61cm" svg:x="24.597cm" svg:y="12.86cm">
          <text:list text:style-name="L3">
            <text:list-item>
              <text:p text:style-name="P2"><text:span text:style-name="T1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0" draw:layer="layout" svg:width="0.762cm" svg:height="0.727cm" svg:x="0.865cm" svg:y="16.79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0.762cm" svg:height="0.728cm" svg:x="0.865cm" svg:y="17.70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5" draw:layer="layout" svg:width="7.961cm" svg:height="0.854cm" svg:x="1.764cm" svg:y="16.736cm">
          <text:list text:style-name="L3">
            <text:list-item>
              <text:p text:style-name="P24"><text:span text:style-name="T2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25" draw:layer="layout" svg:width="8.016cm" svg:height="0.854cm" svg:x="1.764cm" svg:y="17.658cm">
          <text:list text:style-name="L3">
            <text:list-item>
              <text:p text:style-name="P24"><text:span text:style-name="T2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" draw:text-style-name="P27" draw:layer="layout" svg:width="1.713cm" svg:height="0.854cm" svg:x="12.757cm" svg:y="8.621cm">
          <text:list text:style-name="L3">
            <text:list-header>
              <text:p text:style-name="P26"><text:span text:style-name="T1">origi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9" draw:text-style-name="P27" draw:layer="layout" svg:width="2.894cm" svg:height="0.854cm" svg:x="22.369cm" svg:y="8.621cm">
          <text:list text:style-name="L3">
            <text:list-header>
              <text:p text:style-name="P26"><text:span text:style-name="T1">destin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" draw:text-style-name="P5" draw:layer="layout" svg:width="9.46cm" svg:height="0.854cm" svg:x="18.501cm" svg:y="18.748cm">
          <text:list text:style-name="L3">
            <text:list-item>
              <text:p text:style-name="P9"><text:span text:style-name="T1">Message Transfer Agent</text:span><text:span text:style-name="T1"><text:tab/>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1" draw:text-style-name="P21" draw:layer="layout" draw:type="line" svg:x1="5.722cm" svg:y1="14.843cm" svg:x2="12.811cm" svg:y2="14.996cm" draw:start-shape="id7" draw:start-glue-point="11" draw:end-shape="id1" draw:end-glue-point="3" svg:d="M5722 14843l7089 153" svg:viewBox="0 0 7090 154">
          <text:p/>
        </draw:connector>
        <draw:connector draw:style-name="gr42" draw:text-style-name="P21" draw:layer="layout" draw:type="line" svg:x1="12.811cm" svg:y1="14.996cm" svg:x2="5.722cm" svg:y2="15.132cm" draw:start-shape="id1" draw:start-glue-point="3" draw:end-shape="id7" draw:end-glue-point="10" svg:d="M12811 14996l-7089 136" svg:viewBox="0 0 7090 137">
          <text:p/>
        </draw:connector>
        <draw:custom-shape draw:style-name="gr43" draw:text-style-name="P14" draw:layer="layout" svg:width="4.953cm" svg:height="1.48cm" svg:x="11.114cm" svg:y="10.3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foo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4" draw:layer="layout" svg:width="4.928cm" svg:height="1.48cm" svg:x="21.339cm" svg:y="10.3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bar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9" xml:id="id9" draw:id="id9" draw:layer="layout" svg:width="0.711cm" svg:height="2.184cm" svg:x="23.451cm" svg:y="12.061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24.597cm" svg:y1="13.165cm" svg:x2="24.162cm" svg:y2="13.153cm" draw:start-shape="id8" draw:start-glue-point="3" draw:end-shape="id9" draw:end-glue-point="1" svg:d="M24597 13165l-435-12" svg:viewBox="0 0 436 13">
          <text:p/>
        </draw:connector>
        <draw:connector draw:style-name="gr46" draw:text-style-name="P21" draw:layer="layout" draw:type="line" svg:x1="23.451cm" svg:y1="13.153cm" svg:x2="23.014cm" svg:y2="13.157cm" draw:start-shape="id9" draw:start-glue-point="3" draw:end-shape="id4" draw:end-glue-point="1" svg:d="M23451 13153l-437 4" svg:viewBox="0 0 438 5">
          <text:p/>
        </draw:connector>
        <draw:custom-shape draw:style-name="gr47" draw:text-style-name="P30" xml:id="id10" draw:id="id10" draw:layer="layout" svg:width="0.711cm" svg:height="2.184cm" svg:x="2.826cm" svg:y="4.8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2.419cm" svg:y1="5.94cm" svg:x2="2.826cm" svg:y2="5.938cm" draw:start-shape="id6" draw:start-glue-point="1" draw:end-shape="id10" draw:end-glue-point="3" svg:d="M2419 5940l407-2" svg:viewBox="0 0 408 3">
          <text:p/>
        </draw:connector>
        <draw:connector draw:style-name="gr46" draw:text-style-name="P21" draw:layer="layout" draw:type="line" svg:x1="3.537cm" svg:y1="5.938cm" svg:x2="3.972cm" svg:y2="5.926cm" draw:start-shape="id10" draw:start-glue-point="1" draw:end-shape="id11" draw:end-glue-point="3" svg:d="M3537 5938l435-12" svg:viewBox="0 0 436 13">
          <text:p/>
        </draw:connector>
        <draw:custom-shape draw:style-name="gr48" draw:text-style-name="P23" xml:id="id12" draw:id="id12" draw:layer="layout" svg:width="1.702cm" svg:height="0.61cm" svg:x="31.795cm" svg:y="5.6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3" xml:id="id14" draw:id="id14" draw:layer="layout" svg:width="1.702cm" svg:height="0.61cm" svg:x="35.061cm" svg:y="5.6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0" xml:id="id13" draw:id="id13" draw:layer="layout" svg:width="0.711cm" svg:height="2.184cm" svg:x="33.904cm" svg:y="4.8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1" draw:layer="layout" draw:type="line" svg:x1="33.497cm" svg:y1="5.94cm" svg:x2="33.904cm" svg:y2="5.938cm" draw:start-shape="id12" draw:start-glue-point="1" draw:end-shape="id13" draw:end-glue-point="3" svg:d="M33497 5940l407-2" svg:viewBox="0 0 408 3">
          <text:p/>
        </draw:connector>
        <draw:connector draw:style-name="gr46" draw:text-style-name="P21" draw:layer="layout" draw:type="line" svg:x1="34.615cm" svg:y1="5.938cm" svg:x2="35.061cm" svg:y2="5.926cm" draw:start-shape="id13" draw:start-glue-point="1" draw:end-shape="id14" draw:end-glue-point="3" svg:d="M34615 5938l446-12" svg:viewBox="0 0 447 13">
          <text:p/>
        </draw:connector>
        <draw:connector draw:style-name="gr42" draw:text-style-name="P21" draw:layer="layout" draw:type="line" svg:x1="5.674cm" svg:y1="5.926cm" svg:x2="31.795cm" svg:y2="5.94cm" draw:start-shape="id11" draw:start-glue-point="1" draw:end-shape="id12" draw:end-glue-point="3" svg:d="M5674 5926l26121 14" svg:viewBox="0 0 26122 15">
          <text:p/>
        </draw:connector>
        <draw:custom-shape draw:style-name="gr51" draw:text-style-name="P31" xml:id="id5" draw:id="id5" draw:layer="layout" svg:width="1.702cm" svg:height="0.61cm" svg:x="0.717cm" svg:y="14.6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6"><text:span text:style-name="T1">a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1" xml:id="id7" draw:id="id7" draw:layer="layout" svg:width="1.702cm" svg:height="0.61cm" svg:x="4.023cm" svg:y="14.69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6"><text:span text:style-name="T1">a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21" draw:layer="layout" svg:x1="35.912cm" svg:y1="6.231cm" svg:x2="26.299cm" svg:y2="13.165cm" draw:start-shape="id14" draw:start-glue-point="2" draw:end-shape="id8" draw:end-glue-point="1" svg:d="M35912 6231v6934h-9613" svg:viewBox="0 0 9614 6935">
          <text:p/>
        </draw:connector>
        <draw:custom-shape draw:style-name="gr53" draw:text-style-name="P31" xml:id="id3" draw:id="id3" draw:layer="layout" svg:width="1.702cm" svg:height="0.61cm" svg:x="31.817cm" svg:y="14.687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6"><text:span text:style-name="T1">rR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5" draw:layer="layout" svg:width="9.329cm" svg:height="0.854cm" svg:x="18.516cm" svg:y="16.73cm">
          <text:list text:style-name="L3">
            <text:list-header>
              <text:p text:style-name="P4"><text:span text:style-name="T1">Identity &amp; Access Management</text:span><text:span text:style-name="T1"><text:tab/></text:span><text:span text:style-name="T1">(IAM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5" draw:layer="layout" svg:width="6.446cm" svg:height="0.854cm" svg:x="10.501cm" svg:y="18.099cm">
          <text:list text:style-name="L3">
            <text:list-item>
              <text:p text:style-name="P9"><text:span text:style-name="T2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5" draw:layer="layout" svg:width="7.106cm" svg:height="0.854cm" svg:x="10.516cm" svg:y="17.43cm">
          <text:list text:style-name="L3">
            <text:list-item>
              <text:p text:style-name="P9"><text:span text:style-name="T2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5" draw:layer="layout" svg:width="6.75cm" svg:height="0.854cm" svg:x="10.516cm" svg:y="16.731cm">
          <text:list text:style-name="L3">
            <text:list-header>
              <text:p text:style-name="P4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32" draw:layer="layout" svg:width="5.258cm" svg:height="1.601cm" svg:x="16.19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1">I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5" draw:layer="layout" svg:width="8.279cm" svg:height="0.854cm" svg:x="28.817cm" svg:y="16.731cm">
          <text:list text:style-name="L3">
            <text:list-item>
              <text:p text:style-name="P9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0" draw:text-style-name="P10" draw:layer="layout" svg:width="7.868cm" svg:height="0.854cm" svg:x="28.801cm" svg:y="18.799cm">
          <text:list text:style-name="L3">
            <text:list-item>
              <text:p text:style-name="P9"><text:span text:style-name="T1">Resource Server</text:span><text:span text:style-name="T1"><text:tab/></text:span><text:span text:style-name="T1"><text:tab/></text:span><text:span text:style-name="T1"><text:tab/></text:span><text:span text:style-name="T1">(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1" draw:text-style-name="P10" draw:layer="layout" svg:width="8.143cm" svg:height="0.854cm" svg:x="28.816cm" svg:y="17.43cm">
          <text:list text:style-name="L3">
            <text:list-item>
              <text:p text:style-name="P9"><text:span text:style-name="T1">Resource Fetch Agent</text:span><text:span text:style-name="T1"><text:tab/></text:span><text:span text:style-name="T1"><text:tab/></text:span><text:span text:style-name="T1">(RF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0" draw:display-name="Red 90 Degrees Crossed 10" draw:style="double" draw:color="#9bb5cf" draw:distance="0.203cm" draw:rotation="450"/>
    <draw:hatch draw:name="Red_20_90_20_Degrees_20_Crossed_20_13" draw:display-name="Red 90 Degrees Crossed 13" draw:style="double" draw:color="#ecb8be" draw:distance="0.203cm" draw:rotation="900"/>
    <draw:fill-image draw:name="Bitmap_20_11" draw:display-name="Bitmap 11" xlink:href="Pictures/100000000000000800000008410B6290.png" xlink:type="simple" xlink:show="embed" xlink:actuate="onLoad"/>
    <draw:fill-image draw:name="Bitmap_20_23" draw:display-name="Bitmap 23" xlink:href="Pictures/100000000000000800000008F6E6129E.png" xlink:type="simple" xlink:show="embed" xlink:actuate="onLoad"/>
    <draw:marker draw:name="Arrow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33" draw:display-name="Arrowheads 33" svg:viewBox="0 0 20 20" svg:d="M0 20l10-20 10 20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7.592cm" fo:page-height="20.06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11-09T14:09:07.203795645</meta:creation-date>
    <dc:date>2024-07-06T04:42:43.551745624</dc:date>
    <dc:creator>Igor Zboran</dc:creator>
    <meta:editing-duration>P2DT1H21M58S</meta:editing-duration>
    <meta:editing-cycles>402</meta:editing-cycles>
    <meta:generator>LibreOffice/24.2.4.2$Linux_X86_64 LibreOffice_project/d29029bfb700ea4a272da1366c5f5e7c14e351b5</meta:generator>
    <meta:document-statistic meta:object-count="68"/>
  </office:meta>
</office:document-meta>
</file>